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erif" style:font-name-asian="Segoe UI" style:font-name-complex="Tahoma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style:font-size-asian="18pt" style:font-size-complex="18pt"/>
    </style:style>
    <style:style style:name="ce17" style:family="table-cell" style:parent-style-name="Default">
      <style:text-properties fo:color="#2a6099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style:font-name-asian="Segoe UI" style:font-name-complex="Tahoma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style:font-size-asian="18pt" style:font-size-complex="18pt"/>
    </style:style>
    <style:style style:name="ce11" style:family="table-cell" style:parent-style-name="Default">
      <style:text-properties fo:color="#2a6099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 - g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init</text:p>
          </table:table-cell>
        </table:table-row>
        <table:table-row table:style-name="ro1">
          <table:table-cell/>
          <table:table-cell office:value-type="string" calcext:value-type="string">
            <text:p>git add README.md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ommit -m "first commi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branch -M main</text:p>
          </table:table-cell>
        </table:table-row>
        <table:table-row table:style-name="ro1">
          <table:table-cell/>
          <table:table-cell office:value-type="string" calcext:value-type="string">
            <text:p>git remote add origin <text:a xlink:href="https://github.com/zootya/turisztikailatvanyossagok" xlink:type="simple">https://github.com/zootya/turisztikailatvanyossagok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push -u origin mai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git clone </text:span><text:span text:style-name="T2"><text:a xlink:href="https://github.com/zootya/turisztikailatvanyossagok" xlink:type="simple">https://github.com/zootya/turisztikailatvanyossagok</text:a></text:span></text:p>
          </table:table-cell>
        </table:table-row>
      </table:table>
      <table:table table:name="02 - python django szerver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manage.py startapp turisztikailatvanyossagok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ig&gt;settings.p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INSTALLED_APPS = [ 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’corsheaders'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<text:s/>'rest-framework'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<text:s/>’turisztikailatvanyossagok',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MIDDLEWARE = [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’corsheaders-middleware.CorsMiddleware’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CORS_ORIGIN_ALLOW_ALL = True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createsuperus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rname (leave blank to use 'home')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ail addres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sword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sword (again)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e password is too similar to the username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password is too short. It must contain at least 8 character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password is too common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ypass password validation and create user anyway? [y/N]: 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eruser created successfully.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::szerver tesztelé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runserv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::Starting development server at http://127.0.0.1:8000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::Quit the server with CTRL-BREAK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:: böngésző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7.0.0.1:8000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7.0.0.1:8000/admi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i.szalas.hu/pois/274/original/16300.jpg</text:p>
          </table:table-cell>
        </table:table-row>
        <table:table-row table:style-name="ro1">
          <table:table-cell table:number-columns-repeated="5"/>
          <table:table-cell table:style-name="ce8" office:value-type="string" calcext:value-type="string">
            <text:p>A debreceni református nagytemplom <text:a xlink:href="https://hu.wikipedia.org/wiki/Debrecen" xlink:type="simple">Debrecen</text:a> legjellegzetesebb épülete, 1500 m²-es alapterületével az ország legnagyobb <text:a xlink:href="https://hu.wikipedia.org/wiki/Kálvinizmus" xlink:type="simple">református</text:a> temploma, ezenkívül a legnagyobb <text:a xlink:href="https://hu.wikipedia.org/wiki/Protestantizmus" xlink:type="simple">protestáns</text:a> templom is az országban. A <text:a xlink:href="https://hu.wikipedia.org/wiki/Magyarországi_Református_Egyház" xlink:type="simple">Magyarországi Református Egyház</text:a> jelképe, miatta nevezik Debrecent gyakran „kálvinista Rómának”. <text:a xlink:href="https://hu.wikipedia.org/wiki/1805" xlink:type="simple">1805</text:a> és <text:a xlink:href="https://hu.wikipedia.org/wiki/1824" xlink:type="simple">1824</text:a> között épült, <text:a xlink:href="https://hu.wikipedia.org/wiki/Klasszicizmus" xlink:type="simple">klasszicista stílusban</text:a>, a Kossuth tér és a Kálvin tér közt áll, a <text:a xlink:href="https://hu.wikipedia.org/wiki/Belváros_(Debrecen)" xlink:type="simple">belvárosban</text:a>. </text:p>
          </table:table-cell>
        </table:table-row>
        <table:table-row table:style-name="ro1">
          <table:table-cell/>
          <table:table-cell office:value-type="string" calcext:value-type="string">
            <text:p>::adatbáz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http://cdn.veddvelem.hu/public/files/images/271812/roma-vatican-buszos-utazas.jpg</text:p>
          </table:table-cell>
        </table:table-row>
        <table:table-row table:style-name="ro1">
          <table:table-cell table:number-columns-repeated="5"/>
          <table:table-cell table:style-name="ce8" office:value-type="string" calcext:value-type="string">
            <text:p>A Vatikán, hivatalos nevén Vatikánvárosi Állam, gyakran Vatikánváros (<text:a xlink:href="https://hu.wikipedia.org/wiki/Latin_nyelv" xlink:type="simple">latinul</text:a>: Status Civitatis Vaticanae, <text:a xlink:href="https://hu.wikipedia.org/wiki/Olasz_nyelv" xlink:type="simple">olaszul:</text:a> Stato della Città del Vaticano) független városállam, <text:a xlink:href="https://hu.wikipedia.org/wiki/Teokrácia" xlink:type="simple">teokratikus</text:a>, választásos <text:a xlink:href="https://hu.wikipedia.org/wiki/Abszolút_monarchia" xlink:type="simple">abszolút monarchia</text:a><text:a xlink:href="https://hu.wikipedia.org/wiki/Vatikán#cite_note-katlexvatall-2" xlink:type="simple">[2]</text:a><text:a xlink:href="https://hu.wikipedia.org/wiki/Vatikán#cite_note-5" xlink:type="simple">[5]</text:a><text:a xlink:href="https://hu.wikipedia.org/wiki/Vatikán#cite_note-6" xlink:type="simple">[6]</text:a><text:a xlink:href="https://hu.wikipedia.org/wiki/Vatikán#cite_note-szeva-7" xlink:type="simple">[7]</text:a><text:a xlink:href="https://hu.wikipedia.org/wiki/Vatikán#cite_note-oggi-8" xlink:type="simple">[8]</text:a> <text:a xlink:href="https://hu.wikipedia.org/wiki/Európa" xlink:type="simple">Európában</text:a>, az <text:a xlink:href="https://hu.wikipedia.org/wiki/Appennini-félsziget" xlink:type="simple">Appennini-félszigeten</text:a>. A világ legkisebb területű (0,44 km²) és népességű független állama, melyet teljes egészében körülvesz <text:a xlink:href="https://hu.wikipedia.org/wiki/Róma" xlink:type="simple">Róma</text:a> (→ <text:a xlink:href="https://hu.wikipedia.org/wiki/Enklávé_és_exklávé" xlink:type="simple">enklávé</text:a>), <text:a xlink:href="https://hu.wikipedia.org/wiki/Olaszország" xlink:type="simple">Olaszország</text:a> fővárosa.<text:a xlink:href="https://hu.wikipedia.org/wiki/Vatikán#cite_note-katlexvatall-2" xlink:type="simple">[2]</text:a><text:a xlink:href="https://hu.wikipedia.org/wiki/Vatikán#cite_note-stago-9" xlink:type="simple">[9]</text:a> <text:a xlink:href="https://hu.wikipedia.org/wiki/Államfő" xlink:type="simple">Államfője</text:a> a <text:a xlink:href="https://hu.wikipedia.org/wiki/Pápa_(egyházfő)" xlink:type="simple">pápa</text:a> </text:p>
          </table:table-cell>
        </table:table-row>
      </table:table>
      <table:table table:name="03 - dock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turisztika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/docker run --publish 8000:8000 python-django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<text:a xlink:href="file:///d:/my" xlink:type="simple">d:\my</text:a>_work\aladar\2024-2025_14EC-1\backend_peter_miklos\_beadando_02\backend:/app --publish 8000:8000 django-turisztika</text:p>
          </table:table-cell>
        </table:table-row>
      </table:table>
      <table:table table:name="04 - model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urisztikailatvanyossagok → models.p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orszag</text:p>
          </table:table-cell>
          <table:table-cell/>
          <table:table-cell office:value-type="string" calcext:value-type="string">
            <text:p>varos</text:p>
          </table:table-cell>
          <table:table-cell/>
          <table:table-cell office:value-type="string" calcext:value-type="string">
            <text:p>latvanyossag</text:p>
          </table:table-cell>
          <table:table-cell/>
          <table:table-cell office:value-type="string" calcext:value-type="string">
            <text:p>ertekele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orszag_megnevezes</text:p>
          </table:table-cell>
          <table:table-cell table:style-name="ce10" office:value-type="string" calcext:value-type="string">
            <text:p>←</text:p>
          </table:table-cell>
          <table:table-cell office:value-type="string" calcext:value-type="string">
            <text:p>varos_megnevezes</text:p>
          </table:table-cell>
          <table:table-cell table:style-name="ce12" office:value-type="string" calcext:value-type="string">
            <text:p>←</text:p>
          </table:table-cell>
          <table:table-cell office:value-type="string" calcext:value-type="string">
            <text:p>latvanyossag_megnevezes</text:p>
          </table:table-cell>
          <table:table-cell table:style-name="ce12" office:value-type="string" calcext:value-type="string">
            <text:p>←</text:p>
          </table:table-cell>
          <table:table-cell office:value-type="string" calcext:value-type="string">
            <text:p>ertekeles_pont</text:p>
          </table:table-cell>
          <table:table-cell/>
        </table:table-row>
        <table:table-row table:style-name="ro1">
          <table:table-cell table:number-columns-repeated="8"/>
          <table:table-cell table:style-name="ce11" office:value-type="string" calcext:value-type="string">
            <text:p>orszag_id</text:p>
          </table:table-cell>
          <table:table-cell/>
          <table:table-cell office:value-type="string" calcext:value-type="string">
            <text:p>latvanyossag_leirasa</text:p>
          </table:table-cell>
          <table:table-cell/>
          <table:table-cell office:value-type="string" calcext:value-type="string">
            <text:p>ertekeles_kitol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rtekeles_atlag</text:p>
          </table:table-cell>
          <table:table-cell/>
          <table:table-cell office:value-type="string" calcext:value-type="string">
            <text:p>ertekeles_mikor</text:p>
          </table:table-cell>
          <table:table-cell office:value-type="string" calcext:value-type="string">
            <text:p>from django.utils.timezone import now</text:p>
          </table:table-cell>
        </table:table-row>
        <table:table-row table:style-name="ro1">
          <table:table-cell/>
          <table:table-cell office:value-type="string" calcext:value-type="string">
            <text:p>turisztikailatvanyossagok → admin.py</text:p>
          </table:table-cell>
          <table:table-cell table:number-columns-repeated="11"/>
          <table:table-cell office:value-type="string" calcext:value-type="string">
            <text:p>models.DateTimeField(default = no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egisztrálni kell a modelleket</text:p>
          </table:table-cell>
          <table:table-cell table:number-columns-repeated="7"/>
          <table:table-cell office:value-type="string" calcext:value-type="string">
            <text:p>nyitvatartá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  <table:table-cell table:number-columns-repeated="7"/>
          <table:table-cell office:value-type="string" calcext:value-type="string">
            <text:p>kep_ur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dmin.site.register(Orszag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Varos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Latvanyossag)</text:p>
          </table:table-cell>
          <table:table-cell table:number-columns-repeated="1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12"/>
        </table:table-row>
      </table:table>
      <table:table table:name="05 - urls" table:style-name="ta1">
        <table:table-column table:style-name="co1" table:number-columns-repeated="4" table:default-cell-style-name="Default"/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from django.urls import include 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urlpatterns = [ 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path('', include ('turisztikailatvanyossagok.urls'))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urisztikailatvanyossagok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from . import views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Urlpatterns = [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path('', views.index, name="index")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</table:table>
      <table:table table:name="06 - view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urisztikailatvanyossagok → view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 django.shortcuts import render, 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http import HttpResponse, HttpResponse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template import loa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from .forms import OrszagForm, VarosForm </text:p>
          </table:table-cell>
        </table:table-row>
      </table:table>
      <table:table table:name="07 - template" table:style-name="ta1">
        <table:table-column table:style-name="co1" table:default-cell-style-name="Default"/>
        <table:table-row table:style-name="ro1">
          <table:table-cell/>
        </table:table-row>
      </table:table>
      <table:table table:name="08 - serializer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serializers.p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rializers.py</text:p>
          </table:table-cell>
          <table:table-cell office:value-type="string" calcext:value-type="string">
            <text:p>létre kell hozn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from rest_framework import serialize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from .models import Latvanyossa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class LatvanyossagSelializer(serializers.ModelSerializer):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string" calcext:value-type="string">
            <text:p>class Meta: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 calcext:value-type="string">
            <text:p>model = Latvanyossag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fields = "__all__"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url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path('latvany', views.latvany, name="latvany"), 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view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@api_view(["GET"])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def latvany(request):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if request.method == "GET": 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 calcext:value-type="string">
            <text:p>allLatvany = Latvanyossag.objects.all().order_by("latvanyossagMegnevezes") 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serialized = LatvanyossagSelializer(allLatvany, many = True ) 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return Response(serialized.data) </text:p>
          </table:table-cell>
        </table:table-row>
      </table:table>
      <table:table table:name="weboldal - ertekeles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átveszi a látványosságot</text:p>
          </table:table-cell>
          <table:table-cell/>
          <table:table-cell office:value-type="string" calcext:value-type="string">
            <text:p>Fetch !!!</text:p>
          </table:table-cell>
          <table:table-cell office:value-type="string" calcext:value-type="string">
            <text:p>látványosság id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tekeles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lemeny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zitiv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gativ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ranyitoszam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ros_id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látványosság 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00.00.00</text:date>, <text:time style:data-style-name="N2" text:time-value="12:20:57.01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generator>LibreOffice/24.8.3.2$Windows_X86_64 LibreOffice_project/48a6bac9e7e268aeb4c3483fcf825c94556d9f92</meta:generator>
    <dc:date>2024-12-22T19:29:03.631000000</dc:date>
    <meta:editing-duration>P4DT11H32S</meta:editing-duration>
    <meta:editing-cycles>21</meta:editing-cycles>
    <meta:document-statistic meta:table-count="9" meta:cell-count="158" meta:object-count="0"/>
  </office:meta>
</office:document-meta>
</file>